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24pt" officeooo:rsid="001fbeab" officeooo:paragraph-rsid="001fbeab" style:font-size-asian="24pt" style:font-size-complex="24pt"/>
    </style:style>
    <style:style style:name="P2" style:family="paragraph" style:parent-style-name="Standard">
      <style:text-properties officeooo:rsid="001fbeab" officeooo:paragraph-rsid="001fbeab"/>
    </style:style>
    <style:style style:name="P3" style:family="paragraph" style:parent-style-name="Standard">
      <style:text-properties fo:font-size="18pt" officeooo:rsid="001fbeab" officeooo:paragraph-rsid="001fbeab" style:font-size-asian="18pt" style:font-size-complex="18pt"/>
    </style:style>
    <style:style style:name="P4" style:family="paragraph" style:parent-style-name="Standard">
      <style:text-properties fo:font-size="18pt" officeooo:rsid="001fbeab" officeooo:paragraph-rsid="001fbeab" style:font-size-asian="15.75pt" style:font-size-complex="18pt"/>
    </style:style>
    <style:style style:name="P5" style:family="paragraph" style:parent-style-name="Standard">
      <style:text-properties fo:font-size="18pt" officeooo:rsid="002176bd" officeooo:paragraph-rsid="002176bd" style:font-size-asian="15.75pt" style:font-size-complex="18pt"/>
    </style:style>
    <style:style style:name="P6" style:family="paragraph" style:parent-style-name="Standard">
      <style:text-properties fo:font-size="12pt" officeooo:rsid="001fbeab" officeooo:paragraph-rsid="001fbeab" style:font-size-asian="10.5pt" style:font-size-complex="12pt"/>
    </style:style>
    <style:style style:name="P7" style:family="paragraph" style:parent-style-name="Standard">
      <style:text-properties fo:font-size="12pt" officeooo:rsid="002176bd" officeooo:paragraph-rsid="002176bd" style:font-size-asian="10.5pt" style:font-size-complex="12pt"/>
    </style:style>
    <style:style style:name="P8" style:family="paragraph" style:parent-style-name="Standard">
      <style:text-properties fo:font-size="18pt" officeooo:rsid="002176bd" officeooo:paragraph-rsid="002176bd" style:font-size-asian="15.75pt" style:font-size-complex="18pt"/>
    </style:style>
    <style:style style:name="P9" style:family="paragraph" style:parent-style-name="Standard">
      <style:text-properties fo:font-size="18pt" officeooo:rsid="002517b4" officeooo:paragraph-rsid="002517b4" style:font-size-asian="15.75pt" style:font-size-complex="18pt"/>
    </style:style>
    <style:style style:name="P10" style:family="paragraph" style:parent-style-name="Standard">
      <style:text-properties fo:font-size="18pt" officeooo:rsid="00260101" officeooo:paragraph-rsid="00260101" style:font-size-asian="15.75pt" style:font-size-complex="18pt"/>
    </style:style>
    <style:style style:name="P11" style:family="paragraph" style:parent-style-name="Standard">
      <style:text-properties fo:font-size="12pt" officeooo:rsid="002517b4" officeooo:paragraph-rsid="002517b4" style:font-size-asian="10.5pt" style:font-size-complex="12pt"/>
    </style:style>
    <style:style style:name="P12" style:family="paragraph" style:parent-style-name="Standard">
      <style:paragraph-properties style:line-height-at-least="0.503cm"/>
      <style:text-properties fo:color="#ce9178" loext:opacity="100%" style:font-name="Droid Sans Mono" fo:font-size="10.5pt" fo:font-weight="normal" fo:background-color="#1e1e1e"/>
    </style:style>
    <style:style style:name="P13" style:family="paragraph" style:parent-style-name="Standard">
      <style:text-properties fo:font-size="20pt" officeooo:rsid="0027c847" officeooo:paragraph-rsid="0027c847" style:font-size-asian="17.5pt" style:font-size-complex="20pt"/>
    </style:style>
    <style:style style:name="T1" style:family="text">
      <style:text-properties officeooo:rsid="002176bd"/>
    </style:style>
    <style:style style:name="T2" style:family="text">
      <style:text-properties officeooo:rsid="002517b4" style:font-size-asian="10.5pt" style:font-size-complex="12pt"/>
    </style:style>
    <style:style style:name="T3" style:family="text">
      <style:text-properties fo:color="#ce9178" loext:opacity="100%" style:font-name="Droid Sans Mono" fo:font-weight="normal" fo:background-color="#1e1e1e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jercicio 1</text:p>
      <text:p text:style-name="P2">Hacer un programa que cambie el valor de 2 variables ejemplo:</text:p>
      <text:p text:style-name="P2">a=10 <text:s/>a=5</text:p>
      <text:p text:style-name="P2">b=5 <text:s text:c="2"/>b=10</text:p>
      <text:p text:style-name="P4">Ejercicio 2</text:p>
      <text:p text:style-name="P6">Hacer un programa que calcule el % de descuento ejemplo:</text:p>
      <text:p text:style-name="P6">En una tienda ofrecen el 15% de descuento y el cliente desea saber cuanto va a pagar</text:p>
      <text:p text:style-name="P4">Ejercicio 3</text:p>
      <text:p text:style-name="P6">Hacer un programa que te pida 2 numeros y te diga cual es par cual impar o si ambos son par o impar</text:p>
      <text:p text:style-name="P4">Ejercicio 4</text:p>
      <text:p text:style-name="P6">Hacer un programa que te pida 3 numeros y determine cual es el mayor de los 3</text:p>
      <text:p text:style-name="P4">Ejercicio 5</text:p>
      <text:p text:style-name="P6">Hacer un programa que te pida un carácter e indique si es vocal o no(o si es consonante)</text:p>
      <text:p text:style-name="P4">Ejercicio 6</text:p>
      <text:p text:style-name="P6">Hacer un programa que simule una calculadora que realice las 4 operaciones basica+,-,*,/</text:p>
      <text:p text:style-name="P6">el usuario debe especificar la operación </text:p>
      <text:p text:style-name="P4">Ejercicio 7</text:p>
      <text:p text:style-name="P7">Hacer un programa donde tenga una lista y que a continuacion elimine los elementos repetidos</text:p>
      <text:p text:style-name="P7">y por ultimo que muestre la lista</text:p>
      <text:p text:style-name="P5">Ejercicio 8</text:p>
      <text:p text:style-name="Standard">Escribir un programa que tenga dos listas y que a continuacion cree las siguientes </text:p>
      <text:p text:style-name="Standard">listas(en las que no debe haber repeticiones)</text:p>
      <text:p text:style-name="Standard">1.- Lista de elementos que aparecen en las dos listas</text:p>
      <text:p text:style-name="Standard">2.- Lista de elementos que aparecen en la primera lista, pero no en la segunda</text:p>
      <text:p text:style-name="Standard">3.- Lista de elementos que aparecen en la segunda lista, pero no en la primera</text:p>
      <text:p text:style-name="Standard">4.- Lista de elementos que aparecen en ambas listas</text:p>
      <text:p text:style-name="P5">Ejercicio 9</text:p>
      <text:p text:style-name="Standard">Escriba un programa donde cree una lista con los siguientes </text:p>
      <text:p text:style-name="Standard">personajes del señor de los anillos</text:p>
      <text:p text:style-name="Standard">nombre:aragorn</text:p>
      <text:p text:style-name="Standard">clase guerrero</text:p>
      <text:p text:style-name="Standard">raza:dunadan del norte</text:p>
      <text:p text:style-name="Standard"/>
      <text:p text:style-name="Standard">nombre:legolas</text:p>
      <text:p text:style-name="Standard">clase:arquero</text:p>
      <text:p text:style-name="Standard">raza:elfo sindar</text:p>
      <text:p text:style-name="Standard"/>
      <text:p text:style-name="Standard">nombre:gandalf</text:p>
      <text:p text:style-name="Standard">clase:mago</text:p>
      <text:p text:style-name="Standard">raza:istar</text:p>
      <text:p text:style-name="P5">Ejercicio 10</text:p>
      <text:p text:style-name="Standard">Llena una lista con ls numeros del 1 al 50, luego mostrarla con un bucle for, </text:p>
      <text:p text:style-name="Standard">los elementos deben mostrarse de la siguiente forma 1-2-3-4-5-6-50</text:p>
      <text:p text:style-name="P5"><text:soft-page-break/>Ejercicio 11</text:p>
      <text:p text:style-name="Standard">Llenar una lista con los numeros del 1 al 10 luego modificar los elementos de la lista multiplicandolos por el valor que el usuario digite</text:p>
      <text:p text:style-name="P5">Ejercicio 12</text:p>
      <text:p text:style-name="Standard">pide numeros y metelos en una lista cuando el usuario meta un 0</text:p>
      <text:p text:style-name="Standard">ya dejaremos de insertar. por ultimo, muestra los numeros ordenados de menos a mayo<text:span text:style-name="T1">r</text:span></text:p>
      <text:p text:style-name="P5">Ejercicio 13</text:p>
      <text:p text:style-name="Standard">hacer un programa para sumar numeros pares dentro de un rango</text:p>
      <text:p text:style-name="Standard">ejemplo: suma de numeros pares del 2 al 30 suma = 240</text:p>
      <text:p text:style-name="P5">Ejercicio 14</text:p>
      <text:p text:style-name="Standard">hacer un programa que pida un numero por teclado y guarde en una lista su tabla de multiplicar hasta el 10</text:p>
      <text:p text:style-name="P5">Ejercicio 15</text:p>
      <text:p text:style-name="Standard">Realizar un juego para adivinar un numero. para ello generar un numero aleatorio</text:p>
      <text:p text:style-name="Standard">entre el 0-100, y luego ir pidiendo numeros indicando "es mayor" o "e menor"</text:p>
      <text:p text:style-name="Standard">segun sea mayor o menor con respecto a N</text:p>
      <text:p text:style-name="Standard">el proceso termina, cuando el usuario acierta, mostrar el numero de intentos.</text:p>
      <text:p text:style-name="P9">Ejercicio 16</text:p>
      <text:p text:style-name="Standard"># cajero automatico con bucle</text:p>
      <text:p text:style-name="Standard">hacer un programa que simule un cajero automatico con un saldo inicial de 1000€</text:p>
      <text:p text:style-name="Standard">y tendra el siguiente menu de opciones </text:p>
      <text:p text:style-name="Standard">1.-Ingresar dinero</text:p>
      <text:p text:style-name="Standard">2.-Retirar dinero</text:p>
      <text:p text:style-name="Standard">3.-Mostrar saldo cuenta</text:p>
      <text:p text:style-name="Standard">4.-Salir</text:p>
      <text:p text:style-name="P10">Ejercicio 17</text:p>
      <text:p text:style-name="Standard">Hacer un programa donde el usuario introduzca una frase, se le devolvera la misma frase pero sin espacios en blanco y ademasun contador de cuantos caracteres tiene la frase</text:p>
      <text:p text:style-name="Standard">(sin contar los espacios en blanco)</text:p>
      <text:p text:style-name="P10">Ejercicio 18</text:p>
      <text:p text:style-name="Standard">hacer un programa que pida una cadena por teclado, luego meta los caracteres en una lista sin repetir caracteres</text:p>
      <text:p text:style-name="Standard"/>
      <text:p text:style-name="P10">Ejercicio 19</text:p>
      <text:p text:style-name="Standard">Hacer un programa que simule una agenda de contactos</text:p>
      <text:p text:style-name="Standard">crear un diccionario donde la clave sea</text:p>
      <text:p text:style-name="Standard">el nombre y el valor el telefono, el programa tendra el siguiente menu</text:p>
      <text:p text:style-name="Standard">1.- Nuevo contacto</text:p>
      <text:p text:style-name="Standard">2.- Borrar contacto</text:p>
      <text:p text:style-name="Standard">3.- Ver contactos existentes</text:p>
      <text:p text:style-name="Standard">4.- Salir</text:p>
      <text:p text:style-name="Standard"/>
      <text:p text:style-name="P13">Las respuestas las pones tu, no las buques marica!!!</text:p>
      <text:p text:style-name="P10"/>
      <text:p text:style-name="P11"><text:soft-page-break/></text:p>
      <text:p text:style-name="P5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4pt" officeooo:rsid="001fbeab" officeooo:paragraph-rsid="001fbeab" style:font-size-asian="24pt" style:font-size-complex="2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jercicios Python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9T17:35:43.408836320</meta:creation-date>
    <dc:date>2022-05-19T21:00:15.353592184</dc:date>
    <meta:editing-duration>PT21M41S</meta:editing-duration>
    <meta:editing-cycles>2</meta:editing-cycles>
    <meta:generator>LibreOffice/7.3.3.2$Linux_X86_64 LibreOffice_project/30$Build-2</meta:generator>
    <meta:document-statistic meta:table-count="0" meta:image-count="0" meta:object-count="0" meta:page-count="3" meta:paragraph-count="79" meta:word-count="587" meta:character-count="3326" meta:non-whitespace-character-count="2809"/>
  </office:meta>
</office:document-meta>
</file>